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2.46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071cm" fo:min-width="6.61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19cm" fo:min-width="1.59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39cm" fo:min-width="8.1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left" draw:textarea-vertical-align="top" draw:auto-grow-height="false" fo:min-height="3.052cm" fo:min-width="8.136cm" fo:wrap-option="wrap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66cm" fo:min-width="4.70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639cm" fo:min-width="6.73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778cm" svg:x="9.382cm" svg:y="2.14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4.191cm" svg:height="1.778cm" svg:x="13.446cm" svg:y="24.87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7.112cm" svg:height="2.321cm" draw:transform="skewX (0.418355421703041) translate (7.985cm 4.648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7.112cm" svg:height="2.321cm" draw:transform="skewX (0.418355421703041) translate (13.065cm 20.65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191cm" svg:height="3.937cm" svg:x="8.366cm" svg:y="9.001cm">
          <text:p text:style-name="P1">liczba &gt;=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8" draw:id="id8" draw:layer="layout" svg:width="8.636cm" svg:height="0.889cm" svg:x="3.286cm" svg:y="20.812cm">
          <text:p text:style-name="P1">suma = suma + liczba mod 10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1.478cm" svg:y1="3.921cm" svg:x2="11.541cm" svg:y2="4.648cm" draw:start-shape="id1" draw:start-glue-point="8" draw:end-shape="id2" svg:d="M11478 3921l63 727" svg:viewBox="0 0 64 728">
          <text:p/>
        </draw:connector>
        <draw:connector draw:style-name="gr6" draw:text-style-name="P3" draw:layer="layout" svg:x1="12.557cm" svg:y1="10.97cm" svg:x2="13.128cm" svg:y2="13.827cm" draw:start-shape="id3" draw:start-glue-point="7" draw:end-shape="id4" draw:end-glue-point="0" svg:d="M12557 10970h571v2857" svg:viewBox="0 0 572 2858">
          <text:p text:style-name="P1">TAK</text:p>
        </draw:connector>
        <draw:connector draw:style-name="gr5" draw:text-style-name="P3" draw:layer="layout" draw:type="line" svg:x1="15.589cm" svg:y1="22.971cm" svg:x2="15.542cm" svg:y2="24.876cm" draw:start-shape="id5" draw:start-glue-point="2" draw:end-shape="id6" draw:end-glue-point="4" svg:d="M15589 22971l-47 1905" svg:viewBox="0 0 48 1906">
          <text:p/>
        </draw:connector>
        <draw:connector draw:style-name="gr6" draw:text-style-name="P3" draw:layer="layout" svg:x1="8.366cm" svg:y1="10.97cm" svg:x2="7.469cm" svg:y2="5.808cm" draw:start-shape="id3" draw:start-glue-point="5" draw:end-shape="id2" svg:d="M8366 10970h-1914v-5162h1017" svg:viewBox="0 0 1915 5163">
          <text:p text:style-name="P1">NIE</text:p>
        </draw:connector>
        <draw:custom-shape draw:style-name="gr7" draw:text-style-name="P4" draw:layer="layout" svg:width="8.636cm" svg:height="3.302cm" svg:x="0.492cm" svg:y="0.365cm">
          <text:p text:style-name="P4">Program oblicza sumę cyfr liczby dwucyfrowej wprowadzonej przez użytkownika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5.207cm" svg:height="1.016cm" svg:x="10.525cm" svg:y="13.827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509cm" svg:y1="6.969cm" svg:x2="10.461cm" svg:y2="9.001cm" draw:start-shape="id2" draw:start-glue-point="2" draw:end-shape="id3" svg:d="M10509 6969l-48 2032" svg:viewBox="0 0 49 2033">
          <text:p/>
        </draw:connector>
        <draw:custom-shape draw:style-name="gr3" draw:text-style-name="P2" xml:id="id7" draw:id="id7" draw:layer="layout" svg:width="4.191cm" svg:height="3.937cm" svg:x="11.033cm" svg:y="15.859cm">
          <text:p text:style-name="P1">liczba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3.128cm" svg:y1="14.843cm" svg:x2="13.129cm" svg:y2="15.859cm" draw:start-shape="id4" draw:start-glue-point="2" draw:end-shape="id7" draw:end-glue-point="4" svg:d="M13128 14843l1 1016" svg:viewBox="0 0 2 1017">
          <text:p/>
        </draw:connector>
        <draw:connector draw:style-name="gr6" draw:text-style-name="P3" draw:layer="layout" svg:x1="15.224cm" svg:y1="17.828cm" svg:x2="16.621cm" svg:y2="20.65cm" draw:start-shape="id7" draw:start-glue-point="7" draw:end-shape="id5" draw:end-glue-point="0" svg:d="M15224 17828h1397v2822" svg:viewBox="0 0 1398 2823">
          <text:p text:style-name="P1">NIE</text:p>
        </draw:connector>
        <draw:connector draw:style-name="gr6" draw:text-style-name="P3" draw:layer="layout" svg:x1="11.033cm" svg:y1="17.828cm" svg:x2="7.604cm" svg:y2="20.812cm" draw:start-shape="id7" draw:start-glue-point="5" draw:end-shape="id8" svg:d="M11033 17828h-3429v2984" svg:viewBox="0 0 3430 2985">
          <text:p text:style-name="P1">TAK</text:p>
        </draw:connector>
        <draw:custom-shape draw:style-name="gr9" draw:text-style-name="P2" xml:id="id9" draw:id="id9" draw:layer="layout" svg:width="7.239cm" svg:height="0.889cm" svg:x="4.048cm" svg:y="23.733cm">
          <text:p text:style-name="P1">liczba=liczba div 10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604cm" svg:y1="21.701cm" svg:x2="7.667cm" svg:y2="23.733cm" draw:start-shape="id8" draw:start-glue-point="2" draw:end-shape="id9" svg:d="M7604 21701l63 2032" svg:viewBox="0 0 64 2033">
          <text:p/>
        </draw:connector>
        <draw:connector draw:style-name="gr5" draw:text-style-name="P3" draw:layer="layout" draw:line-skew="0cm -13.455cm" svg:x1="7.667cm" svg:y1="24.622cm" svg:x2="13.129cm" svg:y2="15.859cm" draw:start-shape="id9" draw:start-glue-point="2" draw:end-shape="id7" draw:end-glue-point="4" svg:d="M7667 24622v500h-5397v-9765h10859v502" svg:viewBox="0 0 10860 9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9:48:44.061060297</meta:creation-date>
    <dc:date>2018-10-03T20:46:11.361358051</dc:date>
    <meta:editing-duration>PT9M39S</meta:editing-duration>
    <meta:editing-cycles>6</meta:editing-cycles>
    <meta:generator>LibreOffice/6.1.1.2$Linux_X86_64 LibreOffice_project/10$Build-2</meta:generator>
    <meta:document-statistic meta:object-count="20"/>
  </office:meta>
</office:document-meta>
</file>